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13" style:family="table">
      <style:table-properties style:width="15.928cm" table:align="margins"/>
    </style:style>
    <style:style style:name="Tabla13.A" style:family="table-column">
      <style:table-column-properties style:column-width="15.928cm" style:rel-column-width="65535*"/>
    </style:style>
    <style:style style:name="Tabla13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14" style:family="table">
      <style:table-properties style:width="15.928cm" table:align="margins"/>
    </style:style>
    <style:style style:name="Tabla14.A" style:family="table-column">
      <style:table-column-properties style:column-width="15.928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5.928cm" table:align="margins"/>
    </style:style>
    <style:style style:name="Tabla15.A" style:family="table-column">
      <style:table-column-properties style:column-width="15.928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5.928cm" table:align="margins"/>
    </style:style>
    <style:style style:name="Tabla17.A" style:family="table-column">
      <style:table-column-properties style:column-width="15.928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5.928cm" table:align="margins"/>
    </style:style>
    <style:style style:name="Tabla18.A" style:family="table-column">
      <style:table-column-properties style:column-width="15.928cm" style:rel-column-width="65535*"/>
    </style:style>
    <style:style style:name="Tabla18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9838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abc9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fd161" style:font-size-asian="12pt" style:font-weight-asian="normal" style:font-name-complex="Garamond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07e35" style:font-size-asian="12pt" style:font-weight-asian="normal" style:font-name-complex="Garamond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0fd161" style:font-size-asian="12pt" style:font-weight-asian="bold" style:font-name-complex="Garamon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107e35" style:font-size-asian="12pt" style:font-weight-asian="bold" style:font-name-complex="Garamon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e61b0" officeooo:paragraph-rsid="001267a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P13" style:family="paragraph" style:parent-style-name="Standard">
      <style:text-properties style:font-name="Arial1" officeooo:paragraph-rsid="000dc94a"/>
    </style:style>
    <style:style style:name="P14" style:family="paragraph" style:parent-style-name="Standard">
      <style:text-properties style:font-name="Arial1" officeooo:rsid="000dc94a" officeooo:paragraph-rsid="000dc94a"/>
    </style:style>
    <style:style style:name="P15" style:family="paragraph" style:parent-style-name="Standard">
      <style:text-properties style:font-name="Arial1" officeooo:paragraph-rsid="000dd40d"/>
    </style:style>
    <style:style style:name="P16" style:family="paragraph" style:parent-style-name="Standard">
      <style:text-properties style:font-name="Arial1" officeooo:paragraph-rsid="00107e35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normal" officeooo:rsid="0016dba8" officeooo:paragraph-rsid="001267a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weight="normal" officeooo:rsid="0018d60c" officeooo:paragraph-rsid="001267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 Mono" fo:font-size="12pt" style:text-underline-style="none" fo:font-weight="normal" officeooo:rsid="001c9cfe" officeooo:paragraph-rsid="001267a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  <style:text-properties style:font-name="Ubuntu Mono" fo:font-weight="normal" officeooo:rsid="0018d60c" officeooo:paragraph-rsid="001267a4" style:font-weight-asian="normal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officeooo:rsid="00044f53" officeooo:paragraph-rsid="00044f53" style:font-size-asian="20pt" style:font-weight-asian="bold" style:font-size-complex="20pt"/>
    </style:style>
    <style:style style:name="P26" style:family="paragraph" style:parent-style-name="Table_20_Contents">
      <style:text-properties style:font-name="Ubuntu Mono"/>
    </style:style>
    <style:style style:name="P27" style:family="paragraph" style:parent-style-name="Table_20_Contents">
      <style:text-properties style:font-name="Ubuntu Mono" officeooo:paragraph-rsid="000abc98"/>
    </style:style>
    <style:style style:name="P28" style:family="paragraph" style:parent-style-name="Table_20_Contents">
      <style:text-properties style:font-name="Ubuntu Mono" officeooo:paragraph-rsid="000dc94a"/>
    </style:style>
    <style:style style:name="P29" style:family="paragraph" style:parent-style-name="Table_20_Contents">
      <style:text-properties style:font-name="Ubuntu Mono" officeooo:paragraph-rsid="000fd161"/>
    </style:style>
    <style:style style:name="P30" style:family="paragraph" style:parent-style-name="Table_20_Contents">
      <style:text-properties style:font-name="Ubuntu Mono" officeooo:paragraph-rsid="00107e35"/>
    </style:style>
    <style:style style:name="P3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fd161" style:font-size-asian="12pt" style:font-weight-asian="normal" style:font-name-complex="Garamond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26b5a" officeooo:paragraph-rsid="00326b5a" style:font-size-asian="12pt" style:font-weight-asian="normal" style:font-name-complex="Garamond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65a90" officeooo:paragraph-rsid="00365a90" style:font-size-asian="12pt" style:font-weight-asian="normal" style:font-name-complex="Garamond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365a90" style:font-size-asian="12pt" style:font-weight-asian="bold" style:font-name-complex="Garamon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5dce1" officeooo:paragraph-rsid="00365a90" style:font-size-asian="12pt" style:font-weight-asian="bold" style:font-name-complex="Garamon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65a90" officeooo:paragraph-rsid="00365a90" style:font-size-asian="12pt" style:font-weight-asian="bold" style:font-name-complex="Garamon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65a90" officeooo:paragraph-rsid="003722a6" style:font-size-asian="12pt" style:font-weight-asian="bold" style:font-name-complex="Garamon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3722a6" officeooo:paragraph-rsid="003722a6" style:font-size-asian="12pt" style:font-weight-asian="bold" style:font-name-complex="Garamond" style:font-size-complex="12pt" style:font-weight-complex="bold"/>
    </style:style>
    <style:style style:name="P44" style:family="paragraph" style:parent-style-name="Standard">
      <style:text-properties style:font-name="Arial1" fo:font-weight="bold" officeooo:rsid="000dc94a" style:font-weight-asian="bold" style:font-weight-complex="bold"/>
    </style:style>
    <style:style style:name="P45" style:family="paragraph" style:parent-style-name="Standard">
      <style:text-properties style:font-name="Arial1" officeooo:rsid="000dc94a" officeooo:paragraph-rsid="00313908"/>
    </style:style>
    <style:style style:name="P46" style:family="paragraph" style:parent-style-name="Standard">
      <style:text-properties style:font-name="Arial1" officeooo:rsid="003027ed" officeooo:paragraph-rsid="00313908"/>
    </style:style>
    <style:style style:name="P47" style:family="paragraph" style:parent-style-name="Standard" style:list-style-name="L1">
      <style:paragraph-properties fo:text-align="start" style:justify-single-word="false"/>
    </style:style>
    <style:style style:name="P48" style:family="paragraph" style:parent-style-name="Standard">
      <style:paragraph-properties fo:text-align="start" style:justify-single-word="false"/>
      <style:text-properties officeooo:paragraph-rsid="000dc94a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Ubuntu Mono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0b57a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8374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9d30b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c3136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d5b34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2ea88b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027e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fo:font-size="12pt" style:text-underline-style="none" fo:font-weight="bold" officeooo:paragraph-rsid="00327732" style:font-size-asian="12pt" style:font-weight-asian="bold" style:font-size-complex="12pt" style:font-weight-complex="bold"/>
    </style:style>
    <style:style style:name="P59" style:family="paragraph" style:parent-style-name="Table_20_Contents">
      <style:text-properties style:font-name="Ubuntu Mono" officeooo:paragraph-rsid="00313908"/>
    </style:style>
    <style:style style:name="P60" style:family="paragraph" style:parent-style-name="Table_20_Contents">
      <style:text-properties style:font-name="Ubuntu Mono" officeooo:paragraph-rsid="00365a90"/>
    </style:style>
    <style:style style:name="P61" style:family="paragraph" style:parent-style-name="Table_20_Contents">
      <style:text-properties style:font-name="Ubuntu Mono" officeooo:paragraph-rsid="003722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389" style:font-weight-asian="bold" style:font-weight-complex="bold"/>
    </style:style>
    <style:style style:name="T3" style:family="text">
      <style:text-properties fo:font-weight="bold" officeooo:rsid="000abc98" style:font-weight-asian="bold" style:font-weight-complex="bold"/>
    </style:style>
    <style:style style:name="T4" style:family="text">
      <style:text-properties fo:font-weight="bold" officeooo:rsid="000b57af" style:font-weight-asian="bold" style:font-weight-complex="bold"/>
    </style:style>
    <style:style style:name="T5" style:family="text">
      <style:text-properties fo:font-weight="bold" officeooo:rsid="000fd161" style:font-weight-asian="bold" style:font-weight-complex="bold"/>
    </style:style>
    <style:style style:name="T6" style:family="text">
      <style:text-properties fo:font-weight="bold" officeooo:rsid="003027ed" style:font-weight-asian="bold" style:font-weight-complex="bold"/>
    </style:style>
    <style:style style:name="T7" style:family="text">
      <style:text-properties fo:font-weight="bold" officeooo:rsid="00313908" style:font-weight-asian="bold" style:font-weight-complex="bold"/>
    </style:style>
    <style:style style:name="T8" style:family="text">
      <style:text-properties fo:font-weight="bold" officeooo:rsid="00327732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800000" officeooo:rsid="000b57af"/>
    </style:style>
    <style:style style:name="T11" style:family="text">
      <style:text-properties fo:color="#800000" officeooo:rsid="0028374f"/>
    </style:style>
    <style:style style:name="T12" style:family="text">
      <style:text-properties fo:color="#800000" style:font-name="Ubuntu Mono" fo:font-weight="bold" officeooo:rsid="0029d30b" style:font-weight-asian="bold" style:font-weight-complex="bold"/>
    </style:style>
    <style:style style:name="T13" style:family="text">
      <style:text-properties fo:color="#800000" style:font-name="Ubuntu Mono" fo:font-weight="bold" officeooo:rsid="003027ed" style:font-weight-asian="bold" style:font-weight-complex="bold"/>
    </style:style>
    <style:style style:name="T14" style:family="text">
      <style:text-properties fo:color="#800000" officeooo:rsid="0029d30b"/>
    </style:style>
    <style:style style:name="T15" style:family="text">
      <style:text-properties fo:color="#800000" officeooo:rsid="002addc3"/>
    </style:style>
    <style:style style:name="T16" style:family="text">
      <style:text-properties fo:color="#800000" officeooo:rsid="002c3136"/>
    </style:style>
    <style:style style:name="T17" style:family="text">
      <style:text-properties fo:color="#800000" officeooo:rsid="002d5b34"/>
    </style:style>
    <style:style style:name="T18" style:family="text">
      <style:text-properties fo:color="#800000" officeooo:rsid="002ea88b"/>
    </style:style>
    <style:style style:name="T19" style:family="text">
      <style:text-properties fo:color="#800000" officeooo:rsid="003027ed"/>
    </style:style>
    <style:style style:name="T20" style:family="text">
      <style:text-properties style:font-name="Arial1"/>
    </style:style>
    <style:style style:name="T21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T23" style:family="text">
      <style:text-properties style:font-name="Arial1" fo:font-size="12pt" style:text-underline-style="none" fo:font-weight="normal" officeooo:rsid="00365a90" style:font-size-asian="12pt" style:font-weight-asian="normal" style:font-name-complex="Garamond" style:font-size-complex="12pt" style:font-weight-complex="normal"/>
    </style:style>
    <style:style style:name="T24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style:font-name="Arial1" fo:font-size="12pt" style:text-underline-style="none" fo:font-weight="bold" officeooo:rsid="000be551" style:font-size-asian="12pt" style:font-weight-asian="bold" style:font-size-complex="12pt" style:font-weight-complex="bold"/>
    </style:style>
    <style:style style:name="T26" style:family="text"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T27" style:family="text">
      <style:text-properties style:font-name="Arial1" fo:font-size="12pt" fo:font-weight="normal" officeooo:rsid="000dc94a" style:font-size-asian="10.5pt" style:font-weight-asian="normal" style:font-name-complex="Garamond" style:font-size-complex="12pt" style:font-weight-complex="normal"/>
    </style:style>
    <style:style style:name="T28" style:family="text">
      <style:text-properties style:font-name="Arial1" fo:font-size="12pt" fo:font-weight="normal" officeooo:rsid="003027ed" style:font-size-asian="10.5pt" style:font-weight-asian="normal" style:font-name-complex="Garamond" style:font-size-complex="12pt" style:font-weight-complex="normal"/>
    </style:style>
    <style:style style:name="T29" style:family="text">
      <style:text-properties style:font-name="Arial1" fo:font-weight="bold" style:font-weight-asian="bold" style:font-weight-complex="bold"/>
    </style:style>
    <style:style style:name="T30" style:family="text">
      <style:text-properties style:font-name="Arial1" fo:font-weight="normal" style:font-weight-asian="normal" style:font-weight-complex="normal"/>
    </style:style>
    <style:style style:name="T31" style:family="text">
      <style:text-properties style:font-name="Arial1" fo:font-weight="normal" officeooo:rsid="000dc94a" style:font-weight-asian="normal" style:font-weight-complex="normal"/>
    </style:style>
    <style:style style:name="T32" style:family="text">
      <style:text-properties style:font-name="Courier New1"/>
    </style:style>
    <style:style style:name="T33" style:family="text">
      <style:text-properties style:font-name="Courier New1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officeooo:rsid="0029d30b"/>
    </style:style>
    <style:style style:name="T36" style:family="text">
      <style:text-properties fo:color="#000000" officeooo:rsid="002c3136"/>
    </style:style>
    <style:style style:name="T37" style:family="text">
      <style:text-properties fo:color="#000000" officeooo:rsid="000b57af"/>
    </style:style>
    <style:style style:name="T38" style:family="text">
      <style:text-properties officeooo:rsid="00098389"/>
    </style:style>
    <style:style style:name="T39" style:family="text">
      <style:text-properties officeooo:rsid="000abc98"/>
    </style:style>
    <style:style style:name="T40" style:family="text">
      <style:text-properties officeooo:rsid="000b57af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027ed" style:font-weight-asian="normal" style:font-weight-complex="normal"/>
    </style:style>
    <style:style style:name="T43" style:family="text">
      <style:text-properties fo:font-weight="normal" officeooo:rsid="00139bf3" style:font-weight-asian="normal" style:font-weight-complex="normal"/>
    </style:style>
    <style:style style:name="T44" style:family="text">
      <style:text-properties fo:font-weight="normal" officeooo:rsid="0035dce1" style:font-weight-asian="normal" style:font-weight-complex="normal"/>
    </style:style>
    <style:style style:name="T45" style:family="text">
      <style:text-properties fo:font-weight="normal" officeooo:rsid="00365a90" style:font-weight-asian="normal" style:font-weight-complex="normal"/>
    </style:style>
    <style:style style:name="T4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officeooo:rsid="000fd161"/>
    </style:style>
    <style:style style:name="T48" style:family="text">
      <style:text-properties officeooo:rsid="00107e35"/>
    </style:style>
    <style:style style:name="T49" style:family="text">
      <style:text-properties style:font-name="Ubuntu Mono"/>
    </style:style>
    <style:style style:name="T50" style:family="text">
      <style:text-properties style:font-name="Ubuntu Mono" officeooo:rsid="0018d60c"/>
    </style:style>
    <style:style style:name="T51" style:family="text">
      <style:text-properties style:font-name="Ubuntu Mono" officeooo:rsid="001efa2b"/>
    </style:style>
    <style:style style:name="T52" style:family="text">
      <style:text-properties style:font-name="Ubuntu Mono" officeooo:rsid="001c9cfe"/>
    </style:style>
    <style:style style:name="T53" style:family="text">
      <style:text-properties officeooo:rsid="001c9cfe"/>
    </style:style>
    <style:style style:name="T54" style:family="text">
      <style:text-properties officeooo:rsid="001e61b0"/>
    </style:style>
    <style:style style:name="T55" style:family="text">
      <style:text-properties officeooo:rsid="001f399d"/>
    </style:style>
    <style:style style:name="T56" style:family="text">
      <style:text-properties officeooo:rsid="0028374f"/>
    </style:style>
    <style:style style:name="T57" style:family="text">
      <style:text-properties style:font-name="Ubuntu Mono"/>
    </style:style>
    <style:style style:name="T58" style:family="text">
      <style:text-properties style:font-name="Ubuntu Mono" fo:font-weight="bold" style:font-weight-asian="bold" style:font-weight-complex="bold"/>
    </style:style>
    <style:style style:name="T59" style:family="text">
      <style:text-properties style:font-name="Ubuntu Mono" fo:font-weight="bold" officeooo:rsid="0028374f" style:font-weight-asian="bold" style:font-weight-complex="bold"/>
    </style:style>
    <style:style style:name="T60" style:family="text">
      <style:text-properties style:font-name="Ubuntu Mono" fo:font-weight="bold" officeooo:rsid="0029d30b" style:font-weight-asian="bold" style:font-weight-complex="bold"/>
    </style:style>
    <style:style style:name="T61" style:family="text">
      <style:text-properties style:font-name="Ubuntu Mono" fo:font-weight="bold" officeooo:rsid="003027ed" style:font-weight-asian="bold" style:font-weight-complex="bold"/>
    </style:style>
    <style:style style:name="T62" style:family="text">
      <style:text-properties style:font-name="Ubuntu Mono" fo:font-weight="bold" officeooo:rsid="00313908" style:font-weight-asian="bold" style:font-weight-complex="bold"/>
    </style:style>
    <style:style style:name="T63" style:family="text">
      <style:text-properties style:font-name="Ubuntu Mono" fo:font-weight="bold" officeooo:rsid="000fd161" style:font-weight-asian="bold" style:font-weight-complex="bold"/>
    </style:style>
    <style:style style:name="T64" style:family="text">
      <style:text-properties style:font-name="Ubuntu Mono" fo:font-weight="bold" officeooo:rsid="00327732" style:font-weight-asian="bold" style:font-weight-complex="bold"/>
    </style:style>
    <style:style style:name="T65" style:family="text">
      <style:text-properties style:font-name="Ubuntu Mono" fo:font-weight="bold" officeooo:rsid="00107e35" style:font-weight-asian="bold" style:font-weight-complex="bold"/>
    </style:style>
    <style:style style:name="T66" style:family="text">
      <style:text-properties style:font-name="Ubuntu Mono" fo:font-size="12pt" fo:font-weight="bold" officeooo:rsid="003027ed" style:font-size-asian="10.5pt" style:font-weight-asian="bold" style:font-name-complex="Garamond" style:font-size-complex="12pt" style:font-weight-complex="bold"/>
    </style:style>
    <style:style style:name="T67" style:family="text">
      <style:text-properties style:font-name="Ubuntu Mono" fo:font-weight="normal" style:font-weight-asian="normal" style:font-weight-complex="normal"/>
    </style:style>
    <style:style style:name="T68" style:family="text">
      <style:text-properties style:font-name="Ubuntu Mono" officeooo:rsid="00139bf3"/>
    </style:style>
    <style:style style:name="T69" style:family="text">
      <style:text-properties officeooo:rsid="003027ed"/>
    </style:style>
    <style:style style:name="T70" style:family="text">
      <style:text-properties style:font-name="Arial1"/>
    </style:style>
    <style:style style:name="T71" style:family="text">
      <style:text-properties style:font-name="Arial1" fo:font-weight="bold" officeooo:rsid="000fd161" style:font-weight-asian="bold" style:font-weight-complex="bold"/>
    </style:style>
    <style:style style:name="T72" style:family="text">
      <style:text-properties style:font-name="Arial1" fo:font-weight="bold" officeooo:rsid="00327732" style:font-weight-asian="bold" style:font-weight-complex="bold"/>
    </style:style>
    <style:style style:name="T73" style:family="text">
      <style:text-properties style:font-name="Arial1" officeooo:rsid="00327732"/>
    </style:style>
    <style:style style:name="T74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75" style:family="text">
      <style:text-properties style:font-name="Arial1" fo:font-size="12pt" style:text-underline-style="none" fo:font-weight="normal" officeooo:rsid="00327732" style:font-size-asian="12pt" style:font-weight-asian="normal" style:font-size-complex="12pt" style:font-weight-complex="normal"/>
    </style:style>
    <style:style style:name="T76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77" style:family="text">
      <style:text-properties officeooo:rsid="00327732"/>
    </style:style>
    <style:style style:name="T78" style:family="text">
      <style:text-properties officeooo:rsid="00139b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SV. IES Haría</text:p>
      <text:p text:style-name="P25">UT3-A<text:span text:style-name="T38">10</text:span></text:p>
      <text:p text:style-name="P2">R<text:span text:style-name="T38">epaso – Sistemas de archivo</text:span></text:p>
      <text:p text:style-name="P2"/>
      <text:p text:style-name="P21"/>
      <text:p text:style-name="P4"/>
      <text:p text:style-name="P11">Ayuda de comandos</text:p>
      <text:p text:style-name="P17"/>
      <text:p text:style-name="P17">Añadir usuario </text:p>
      <text:p text:style-name="P17"/>
      <text:p text:style-name="P17"><text:tab/><text:span text:style-name="T49">$ sudo adduser nuevo_usuaro</text:span></text:p>
      <text:p text:style-name="P17"/>
      <text:p text:style-name="P17">Añadir grupo</text:p>
      <text:p text:style-name="P17"/>
      <text:p text:style-name="P17"><text:tab/><text:span text:style-name="T50">$ sudo addgroup nuevo_grupo</text:span></text:p>
      <text:p text:style-name="P17"/>
      <text:p text:style-name="P18">Cambiar grupo principal a usuario:</text:p>
      <text:p text:style-name="P18"/>
      <text:p text:style-name="P18"><text:tab/><text:span text:style-name="T49">$ sudo usermod -</text:span><text:span text:style-name="T51">g</text:span><text:span text:style-name="T49"> grupo usuario</text:span></text:p>
      <text:p text:style-name="P22"/>
      <text:p text:style-name="P18">Cambiar <text:span text:style-name="T53">de</text:span> usuario:</text:p>
      <text:p text:style-name="P18"/>
      <text:p text:style-name="P18"><text:tab/><text:span text:style-name="T49">$ su</text:span><text:span text:style-name="T52"> usuario</text:span></text:p>
      <text:p text:style-name="P18"/>
      <text:p text:style-name="P18"><text:span text:style-name="T54">Ir a la carpeta de inicio del usuario</text:span>:</text:p>
      <text:p text:style-name="P18"/>
      <text:p text:style-name="P20"><text:tab/>$ <text:span text:style-name="T55">cd</text:span></text:p>
      <text:p text:style-name="P19"/>
      <text:p text:style-name="P19">Práctica</text:p>
      <text:list xml:id="list2282012154" text:style-name="L1">
        <text:list-item>
          <text:p text:style-name="P33">Ejecuta los comandos necesarios para obtener lo que se pide.</text:p>
        </text:list-item>
        <text:list-item>
          <text:p text:style-name="P33">Si no se especifica el directorio actual, puedes ejecutar el comando desde el directorio que quieras.</text:p>
        </text:list-item>
        <text:list-item>
          <text:p text:style-name="P47"><text:span text:style-name="T21">Inserta en las cajas de texto los comandos ejecutados mostrando el </text:span><text:span text:style-name="T24">prompt del sistema</text:span><text:span text:style-name="T21">. </text:span></text:p>
        </text:list-item>
        <text:list-item>
          <text:p text:style-name="P38">Ejemplo:</text:p>
        </text:list-item>
      </text:list>
      <text:p text:style-name="P4"/>
      <text:p text:style-name="P23">usuario@a1pc00:~$ mkdir prueba-practica</text:p>
      <text:p text:style-name="P4"/>
      <text:p text:style-name="P6"><text:span text:style-name="T1">1</text:span>. <text:span text:style-name="T38">Arranca máquina virtual de ubuntu server accede a la misma por ssh iniciando sesión con el usuario </text:span><text:span text:style-name="T2">usuario</text:span><text:span text:style-name="T38"> 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/>
          </table:table-cell>
        </table:table-row>
      </table:table>
      <text:p text:style-name="P6"/>
      <text:p text:style-name="P5"/>
      <text:p text:style-name="P5"><text:span text:style-name="T3">2</text:span><text:span text:style-name="T39">. </text:span>Dentro de la carpeta de usuario crea la carpeta <text:s/><text:span text:style-name="T59">ppractica</text:span><text:span text:style-name="T3">: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6"/>
          </table:table-cell>
        </table:table-row>
      </table:table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3</text:span>. Crea dentro del directorio <text:span text:style-name="T59">ppractica</text:span> la siguiente jerarquía de directorios y archivos:<text:span text:style-name="T33"> </text:span></text:p>
      <text:p text:style-name="P24"><text:soft-page-break/><text:s text:c="3"/><text:span text:style-name="T49">. <text:s/></text:span></text:p>
      <text:p text:style-name="P52"><text:s text:c="4"/>├── <text:span text:style-name="T56">notificaciones</text:span></text:p>
      <text:p text:style-name="P52"><text:s text:c="4"/>├── <text:span text:style-name="T56">propiedades</text:span> </text:p>
      <text:p text:style-name="P53"><text:s text:c="4"/>│ <text:s text:c="3"/>├── <text:span text:style-name="T56">calendarios</text:span></text:p>
      <text:p text:style-name="P53"><text:s text:c="4"/>│ <text:s text:c="3"/>│ <text:s text:c="2"/>├── <text:span text:style-name="T14">tiasp002</text:span><text:span text:style-name="T10">.</text:span><text:span text:style-name="T14">ical</text:span></text:p>
      <text:p text:style-name="P53"><text:span text:style-name="T14"><text:s text:c="4"/></text:span><text:span text:style-name="T35">│ <text:s text:c="3"/>│ <text:s text:c="2"/>├──</text:span><text:span text:style-name="T14"> tiasp055</text:span><text:span text:style-name="T10">.</text:span><text:span text:style-name="T14">ical</text:span></text:p>
      <text:p text:style-name="P53"><text:s text:c="4"/>│ <text:s text:c="3"/>│ <text:s text:c="2"/>└── <text:span text:style-name="T14">yaiza</text:span><text:span text:style-name="T15">p003.ical</text:span></text:p>
      <text:p text:style-name="P53"><text:s text:c="4"/>│ <text:s text:c="3"/>├── <text:span text:style-name="T56">precios</text:span></text:p>
      <text:p text:style-name="P52"><text:s text:c="4"/>│ <text:s text:c="3"/>│ <text:s text:c="2"/>├── <text:span text:style-name="T56">t_alta</text:span></text:p>
      <text:p text:style-name="P54"><text:s text:c="4"/>│ <text:s text:c="3"/>│ <text:s text:c="2"/>│ <text:s text:c="2"/><text:span text:style-name="T35">├</text:span>── <text:span text:style-name="T16">phonda.csv</text:span></text:p>
      <text:p text:style-name="P54"><text:span text:style-name="T16"><text:s text:c="4"/></text:span><text:span text:style-name="T36">│ <text:s text:c="3"/>│ <text:s text:c="2"/>│ <text:s text:c="2"/></text:span><text:span text:style-name="T35">├</text:span><text:span text:style-name="T36">──</text:span><text:span text:style-name="T16"> tias.csv</text:span></text:p>
      <text:p text:style-name="P54"><text:span text:style-name="T16"><text:s text:c="4"/></text:span><text:span text:style-name="T36">│ <text:s text:c="3"/>│ <text:s text:c="2"/>│ <text:s text:c="2"/></text:span><text:span text:style-name="T35">└</text:span><text:span text:style-name="T36">──</text:span><text:span text:style-name="T16"> </text:span><text:span text:style-name="T17">yaiza</text:span><text:span text:style-name="T16">.csv</text:span></text:p>
      <text:p text:style-name="P52"><text:s text:c="4"/>│ <text:s text:c="3"/>│ <text:s text:c="2"/>├── <text:span text:style-name="T56">t_baja</text:span></text:p>
      <text:p text:style-name="P52"><text:s text:c="4"/>│ <text:s text:c="3"/>│ <text:s text:c="2"/>├── <text:span text:style-name="T56">t_media</text:span></text:p>
      <text:p text:style-name="P50"><text:s text:c="4"/>│ <text:s text:c="3"/>└── <text:span text:style-name="T56">descripciones</text:span> </text:p>
      <text:p text:style-name="P55"><text:s text:c="4"/>│ <text:s text:c="7"/>├── <text:span text:style-name="T56">p_honda</text:span></text:p>
      <text:p text:style-name="P57"><text:s text:c="4"/>│ <text:s text:c="7"/>│ <text:s text:c="2"/><text:span text:style-name="T35">├</text:span>── <text:span text:style-name="T11">entorno_</text:span><text:span text:style-name="T17">ph</text:span><text:span text:style-name="T10">.pdf</text:span></text:p>
      <text:p text:style-name="P57"><text:span text:style-name="T10"><text:s text:c="4"/></text:span><text:span text:style-name="T37">│ <text:s text:c="7"/>│ <text:s text:c="2"/>└── </text:span><text:span text:style-name="T19">restaurantes</text:span><text:span text:style-name="T11">_</text:span><text:span text:style-name="T17">ph</text:span><text:span text:style-name="T10">.pdf</text:span></text:p>
      <text:p text:style-name="P55"><text:s text:c="4"/>│ <text:s text:c="7"/>└── <text:span text:style-name="T56">tias</text:span></text:p>
      <text:p text:style-name="P53"><text:s text:c="4"/>│ <text:s text:c="11"/>└── <text:span text:style-name="T11">entorno_</text:span><text:span text:style-name="T17">t</text:span><text:span text:style-name="T10">.pdf</text:span><text:span text:style-name="T9"> </text:span><text:s text:c="4"/></text:p>
      <text:p text:style-name="P58"><text:s text:c="4"/>├── <text:span text:style-name="T56">reservas</text:span></text:p>
      <text:p text:style-name="P58"><text:s text:c="4"/>│ <text:s text:c="8"/><text:span text:style-name="T34">└</text:span>── <text:span text:style-name="T77">fin_mes</text:span> <text:s text:c="2"/></text:p>
      <text:p text:style-name="P52"><text:s text:c="4"/><text:span text:style-name="T34">└</text:span>── <text:span text:style-name="T56">tareas</text:span></text:p>
      <text:p text:style-name="P56"><text:s text:c="13"/>├── <text:span text:style-name="T18">hoy</text:span><text:span text:style-name="T14">.txt </text:span></text:p>
      <text:p text:style-name="P53"><text:s text:c="13"/>├── <text:span text:style-name="T14">pendientes.txt </text:span></text:p>
      <text:p text:style-name="P53"><text:span text:style-name="T9"><text:s text:c="13"/></text:span><text:span text:style-name="T34">└──</text:span> <text:span text:style-name="T14">urgentes.txt</text:span> <text:s text:c="3"/></text:p>
      <text:p text:style-name="P51"><text:s text:c="4"/></text:p>
      <text:p text:style-name="P4">Inserta <text:s/>las líneas de <text:s/>comandos que ejecutaste, deben ser las menos posibles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6"/>
          </table:table-cell>
        </table:table-row>
      </table:table>
      <text:p text:style-name="P4"/>
      <text:p text:style-name="P4"><text:span text:style-name="T4">4</text:span><text:span text:style-name="T1">. </text:span>Entra en la carpeta <text:span text:style-name="T60">calendarios</text:span>. <text:span text:style-name="T40">Utilizando rutas relativas c</text:span>opia <text:span text:style-name="T12">entorno_t.odt</text:span> al directorio <text:span text:style-name="T60">notificaciones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6"/>
          </table:table-cell>
        </table:table-row>
      </table:table>
      <text:p text:style-name="P12"/>
      <text:p text:style-name="P48"><text:span text:style-name="T25">5</text:span><text:span text:style-name="T24">. </text:span><text:span text:style-name="T27">Utilizando rutas relativas e</text:span><text:span text:style-name="T26">limina </text:span><text:span text:style-name="T27">la carpeta <text:s/></text:span><text:span text:style-name="T66">t_alta</text:span><text:span text:style-name="T28"> </text:span><text:span text:style-name="T27">y todo su conten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/>
          </table:table-cell>
        </table:table-row>
      </table:table>
      <text:p text:style-name="P44"/>
      <text:p text:style-name="P13"><text:span text:style-name="T6">6</text:span>.<text:span text:style-name="T20"> </text:span><text:span text:style-name="T31">Renombra </text:span><text:span text:style-name="T42">el archivo </text:span><text:span text:style-name="T13">urgentes.txt </text:span><text:span text:style-name="T42">a </text:span><text:span text:style-name="T13">hoy.txt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P13"/>
      <text:p text:style-name="P46"><text:span text:style-name="T1">7. </text:span><text:span text:style-name="T41">Crea una carpeta de nombre </text:span><text:span text:style-name="T58">temp</text:span><text:span text:style-name="T41"> dentro de notificacione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9"/>
          </table:table-cell>
        </table:table-row>
      </table:table>
      <text:p text:style-name="P45"><text:span text:style-name="T1"/></text:p>
      <text:p text:style-name="P14"><text:span text:style-name="T7">8</text:span><text:span text:style-name="T1">.</text:span> <text:span text:style-name="T69">Copia</text:span><text:span text:style-name="T30"> la carpeta </text:span><text:span text:style-name="T61">p_honda</text:span><text:span text:style-name="T29"> </text:span><text:span text:style-name="T30">y todo su contenidos dentro de </text:span><text:span text:style-name="T6">temp</text:span><text:span text:style-name="T33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8"/>
          </table:table-cell>
        </table:table-row>
      </table:table>
      <text:p text:style-name="P14"/>
      <text:p text:style-name="P16"><text:span text:style-name="T7">9</text:span><text:span text:style-name="T47">. Entra en la carpeta </text:span><text:span text:style-name="T62">ppractica</text:span><text:span text:style-name="T47">, ejecuta </text:span><text:span text:style-name="T63">tree</text:span><text:span text:style-name="T47"> copia e inserta el resultado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/>
          </table:table-cell>
        </table:table-row>
      </table:table>
      <text:p text:style-name="P3"/>
      <text:p text:style-name="P15"><text:span text:style-name="T71">1</text:span><text:span text:style-name="T72">0</text:span><text:span text:style-name="T20">. </text:span><text:span text:style-name="T73">Accede a la carpeta </text:span><text:span text:style-name="T64">reservas</text:span><text:span text:style-name="T73"> y u</text:span><text:span text:style-name="T21">tilizando el comando </text:span><text:span text:style-name="T24">touch</text:span><text:span text:style-name="T21"> crea dentro de la </text:span><text:span text:style-name="T75">misma</text:span><text:span text:style-name="T21"> </text:span><text:span text:style-name="T46">los siguientes archivos:</text:span></text:p>
      <text:p text:style-name="P1"/>
      <text:p text:style-name="P49">rpho2018-01-21p031.csv rpho2018-11-24p002.csv rpho2018-12-27p002.csv rpho2017-11-10p002.csv <text:s/>rtia2017-11-22p002.csv rpho2018-108-<text:soft-page-break/>21p055.xls <text:s/>rpho2018-05-24p055.xls rpho2018-12-27p055.xls rpho2018-11-10p055.xls <text:s/>rtia2017-12-22p055.xls rpho2017-12-21p003.ods <text:s/>rpho2018-03-24p003.ods rpho2018-11-27p003.ods rpho2018-03-10p003.ods rtia2018-09-22p003.ods rpho2018-01-22p002.csv rpho2017-09-25p002.csv rpho2018-01-28p002.csv rpho2018-10-11p002.csv <text:s/>rtia2018-01-23p002.csv rpho2018-09-22p055.xls rpho2018-04-25p055.xls rpho2018-05-28p055.xls rpho2018-10-11p055.xls <text:s/>rtia2018-07-23p055.xls rpho2018-02-22p003.ods <text:s/>rpho2018-06-25p003.ods rpho2018-11-28p003.ods rpho2018-04-11p003.ods <text:s/>rtia2018-04-23p003.ods rpho2018-02-23p002.csv rpho2018-08-26p002.csv rpho2018-05-29p002.csv rtia2018-12-21p002.csv <text:s/>content_list.txt rpho2018-10-23p055.xls <text:s/>rpho2018-09-26p055.xls rpho2018-08-29p055.xls rtia2018-04-21p055.xls rpho2018-10-23p003.ods <text:s/>rpho2016-12-26p003.ods rpho2017-11-29p003.ods rtia2018-03-21p003.odsrpho2018-01-21p031.csv rpho2018-11-24p002.csv rpho2018-12-27p002.csv rpho2017-11-10p002.csv <text:s/>rtia2017-11-22p002.csv rpho2018-108-21p055.xls <text:s/>rpho2018-05-24p055.xls rpho2018-12-27p055.xls rpho2018-11-10p055.xls <text:s/>rtia2017-12-22p055.xls rpho2017-12-21p003.ods <text:s/>rpho2018-03-24p003.ods rpho2018-11-27p003.ods rpho2018-03-10p003.ods rtia2018-09-22p003.ods rpho2018-01-22p002.csv rpho2017-09-25p002.csv rpho2018-01-28p002.csv rpho2018-10-11p002.csv <text:s/>rtia2018-01-23p002.csv rpho2018-09-22p055.xls rpho2018-04-25p055.xls rpho2018-05-28p055.xls rpho2018-10-11p055.xls <text:s/>rtia2018-07-23p055.xls rpho2018-02-22p003.ods <text:s/>rpho2018-06-25p003.ods rpho2018-11-28p003.ods rpho2018-04-11p003.ods <text:s/>rtia2018-04-23p003.ods rpho2018-02-23p002.csv rpho2018-08-26p002.csv rpho2018-05-29p002.csv rtia2018-12-21p002.csv <text:s/>content_list.txt rpho2018-10-23p055.xls <text:s/>rpho2018-09-26p055.xls rpho2018-08-29p055.xls rtia2018-04-21p055.xls rpho2018-10-23p003.ods <text:s/>rpho2016-12-26p003.ods rpho2017-11-29p003.ods rtia2018-03-21p003.ods</text:p>
      <text:p text:style-name="P34"/>
      <table:table table:name="Tabla9" table:style-name="Tabla9">
        <table:table-column table:style-name="Tabla9.A"/>
        <table:table-row>
          <table:table-cell table:style-name="Tabla9.A1" office:value-type="string">
            <text:p text:style-name="P26"/>
          </table:table-cell>
        </table:table-row>
      </table:table>
      <text:p text:style-name="P1"/>
      <text:p text:style-name="P36">En cada archivo se guardan hojas de cálculo con los datos de una reserva. Por ejemplo:</text:p>
      <text:p text:style-name="P36"/>
      <text:p text:style-name="P36"><text:tab/> <text:span text:style-name="T49">rpho2016-12-26p003.ods</text:span></text:p>
      <text:p text:style-name="P36"><text:span text:style-name="T32"/></text:p>
      <text:p text:style-name="P36"><text:span text:style-name="T32"><text:s text:c="2"/></text:span><text:span text:style-name="T49">r →</text:span><text:span text:style-name="T32"> </text:span><text:span text:style-name="T20">reservas</text:span></text:p>
      <text:p text:style-name="P36"><text:span text:style-name="T32"><text:s text:c="2"/></text:span><text:span text:style-name="T49">pho →</text:span><text:span text:style-name="T32"> </text:span><text:span text:style-name="T20">playa honda</text:span></text:p>
      <text:p text:style-name="P36"><text:span text:style-name="T32"><text:s text:c="2"/></text:span><text:span text:style-name="T49">2016-12-26 →</text:span><text:span text:style-name="T32"> </text:span><text:span text:style-name="T20">fecha de la reserva en formato año-mes-dia</text:span></text:p>
      <text:p text:style-name="P36"><text:span text:style-name="T32"><text:s text:c="2"/></text:span><text:span text:style-name="T49">p0003 →</text:span><text:span text:style-name="T32"> </text:span><text:span text:style-name="T20">código de la propiedades</text:span></text:p>
      <text:p text:style-name="P36"><text:span text:style-name="T32"><text:s text:c="2"/></text:span><text:span text:style-name="T49">ods →</text:span><text:span text:style-name="T32"> </text:span><text:span text:style-name="T20">formato de la hoja de cálculo</text:span></text:p>
      <text:p text:style-name="P7"><text:span text:style-name="T5"/></text:p>
      <text:p text:style-name="P7"><text:span text:style-name="T5">1</text:span><text:span text:style-name="T8">1</text:span>. Muestra tod<text:span text:style-name="T77">o</text:span>s los archivos co<text:span text:style-name="T77">n las reservas de Tías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9"/>
          </table:table-cell>
        </table:table-row>
      </table:table>
      <text:p text:style-name="P9"/>
      <text:p text:style-name="P8"><text:span text:style-name="T5">1</text:span><text:span text:style-name="T8">2</text:span>. Muestra tod<text:span text:style-name="T77">as las reservas de los años 2016 y 2017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0"/>
          </table:table-cell>
        </table:table-row>
      </table:table>
      <text:p text:style-name="P10"/>
      <text:p text:style-name="P8"><text:span text:style-name="T5">1</text:span><text:span text:style-name="T8">3</text:span>. <text:s/>Muestra tod<text:span text:style-name="T77">as las reservas en formato </text:span><text:span text:style-name="T64">csv</text:span><text:span text:style-name="T77"> que se hayan producido el mes de </text:span><text:span text:style-name="T8">noviembre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0"/>
          </table:table-cell>
        </table:table-row>
      </table:table>
      <text:p text:style-name="P10"/>
      <text:p text:style-name="P8"><text:span text:style-name="T5">1</text:span><text:span text:style-name="T8">4</text:span>. <text:s/><text:span text:style-name="T77">Copia todas las reservas que se hayan producido a partir del día 20 del mes a la carpeta </text:span><text:span text:style-name="T65">fin_mes</text:span><text:span text:style-name="T48">.</text:span>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30"/>
          </table:table-cell>
        </table:table-row>
      </table:table>
      <text:p text:style-name="P10"/>
      <text:p text:style-name="P39"><text:span text:style-name="T78">15. </text:span><text:span text:style-name="T43">Utilizando </text:span><text:span text:style-name="T78">notación numérica</text:span><text:span text:style-name="T43"> quita permiso de </text:span><text:span text:style-name="T44">lectura</text:span><text:span text:style-name="T43"> a la carpeta </text:span><text:span text:style-name="T68">temp</text:span><text:span text:style-name="T43"> </text:span><text:span text:style-name="T45">para los usuarios del grupo </text:span><text:span text:style-name="T43">(el resto de permiso deben quedar igual)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0"/>
          </table:table-cell>
        </table:table-row>
      </table:table>
      <text:p text:style-name="P39"><text:span text:style-name="T43"/></text:p>
      <text:p text:style-name="P40"><text:span text:style-name="T78">1</text:span>6<text:span text:style-name="T41">. copia el archivo </text:span><text:span text:style-name="T49">/usr/bin/free</text:span><text:span text:style-name="T41"> a la carpeta </text:span><text:span text:style-name="T49">temp</text:span><text:span text:style-name="T41"> con el nombre de </text:span><text:span text:style-name="T49">libre</text:span><text:span text:style-name="T41">. Utilizando </text:span>notación simbólica<text:span text:style-name="T41"> quita el permiso de ejecución a dicho archivo para los usuarios del grupo y para otros usuarios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0"/>
          </table:table-cell>
        </table:table-row>
      </table:table>
      <text:p text:style-name="P40"><text:span text:style-name="T41"/></text:p>
      <text:p text:style-name="P37"><text:span text:style-name="T1">17</text:span>. Utilizando <text:span text:style-name="T1">notación numérica</text:span> quita el permiso de escritura al grupo a todos los usuarios de la carpta <text:span text:style-name="T58">calendarios</text:span> <text:span text:style-name="T78">(el resto de permiso deben quedar igual)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0"/>
          </table:table-cell>
        </table:table-row>
      </table:table>
      <text:p text:style-name="P41"/>
      <text:p text:style-name="P43">18. <text:span text:style-name="T41">Elimina todos los archivos y carpetas creados 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9-01-14T22:50:42.838362219</dc:date>
    <meta:print-date>2006-12-12T00:09:40</meta:print-date>
    <dc:language>es-ES</dc:language>
    <meta:editing-cycles>121</meta:editing-cycles>
    <meta:editing-duration>P1DT20H41S</meta:editing-duration>
    <meta:document-statistic meta:table-count="18" meta:image-count="0" meta:object-count="0" meta:page-count="4" meta:paragraph-count="74" meta:word-count="605" meta:character-count="5274" meta:non-whitespace-character-count="4432"/>
    <meta:user-defined meta:name="Info 1"/>
    <meta:user-defined meta:name="Info 2"/>
    <meta:user-defined meta:name="Info 3"/>
    <meta:user-defined meta:name="Info 4"/>
  </office:meta>
</office:document-meta>
</file>